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45.6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Work package</text:p>
          </table:table-cell>
          <table:table-cell table:style-name="ce7" office:value-type="string" calcext:value-type="string">
            <text:p>Target date</text:p>
          </table:table-cell>
          <table:table-cell table:style-name="ce7" office:value-type="string" calcext:value-type="string">
            <text:p>Risks / mitigations</text:p>
          </table:table-cell>
          <table:table-cell table:style-name="ce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8" office:value-type="string" calcext:value-type="string">
            <text:p>End April 2018</text:p>
          </table:table-cell>
          <table:table-cell table:style-name="ce8" office:value-type="string" calcext:value-type="string">
            <text:p>Data may not be available, or may be in unworkable formats. Use other/less data.</text:p>
          </table:table-cell>
          <table:table-cell table:style-name="ce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Perform manual validation of above Hansard documents to complete semi-automatic labelled data. </text:p>
            <text:p/>
            <text:p>Construction of NER learning model BLSTM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8" office:value-type="string" calcext:value-type="string">
            <text:p>End May 2018</text:p>
          </table:table-cell>
          <table:table-cell table:style-name="ce8" office:value-type="string" calcext:value-type="string">
            <text:p>Model may not perform the task</text:p>
          </table:table-cell>
          <table:table-cell table:style-name="ce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8" office:value-type="string" calcext:value-type="string">
            <text:p>Mid June 2018</text:p>
          </table:table-cell>
          <table:table-cell table:style-name="ce8" office:value-type="string" calcext:value-type="string">
            <text:p>Samtla SLM API may not be complete. Mitigation is for Dr Martyn Harris to load the corpus into the SML manually.</text:p>
          </table:table-cell>
          <table:table-cell table:style-name="ce1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Familiarisation with Samtla back-end (Python Django) and integration of NER processing with departmental server.</text:p>
          </table:table-cell>
          <table:table-cell table:style-name="ce8" office:value-type="string" calcext:value-type="string">
            <text:p>End June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Familiarisation with Samtla front-end (Javascript jQuery) and integration of NER visualization.</text:p>
          </table:table-cell>
          <table:table-cell table:style-name="ce8" office:value-type="string" calcext:value-type="string">
            <text:p>End July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Evaluation of Samtla Char-NER system using k-fold cross-validation techniques. (train on only part of data)</text:p>
          </table:table-cell>
          <table:table-cell table:style-name="ce8" office:value-type="string" calcext:value-type="string">
            <text:p>End August 2018</text:p>
          </table:table-cell>
          <table:table-cell table:style-name="ce8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Finalise write-up into report</text:p>
          </table:table-cell>
          <table:table-cell table:style-name="ce6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</table:table-row>
        <table:table-row table:style-name="ro7">
          <table:table-cell table:number-columns-repeated="5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/>
        </table:table-row>
        <table:table-row table:style-name="ro7">
          <table:table-cell table:number-columns-repeated="5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2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2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</table:table-row>
        <table:table-row table:style-name="ro19">
          <table:table-cell table:number-columns-repeated="2"/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/>
        </table:table-row>
        <table:table-row table:style-name="ro7" table:number-rows-repeated="18">
          <table:table-cell table:number-columns-repeated="5"/>
        </table:table-row>
        <table:table-row table:style-name="ro7">
          <table:table-cell table:number-columns-repeated="3"/>
          <table:table-cell table:style-name="Default"/>
          <table:table-cell/>
        </table:table-row>
        <table:table-row table:style-name="ro7">
          <table:table-cell table:number-columns-repeated="5"/>
        </table:table-row>
        <table:table-row table:style-name="ro7" table:number-rows-repeated="4">
          <table:table-cell table:number-columns-repeated="2"/>
          <table:table-cell table:style-name="Default" table:number-columns-repeated="2"/>
          <table:table-cell/>
        </table:table-row>
        <table:table-row table:style-name="ro7" table:number-rows-repeated="1048525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/00/0000</text:date>, <text:time style:data-style-name="N2" text:time-value="23:11:34.5609020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11T14:47:01.776792158</dc:date>
    <meta:editing-duration>P2DT15H18M36S</meta:editing-duration>
    <meta:editing-cycles>19</meta:editing-cycles>
    <meta:document-statistic meta:table-count="2" meta:cell-count="92" meta:object-count="0"/>
  </office:meta>
</office:document-meta>
</file>